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kVLr4DC9kYBDAge8Rs3lZdLpPHuzjH0sD3x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09:29:15.826408110</meta:creation-date>
    <dc:date>2021-12-13T09:29:46.585111909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